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Comma" style:data-style-name="N41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Comma" style:data-style-name="N41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38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8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0">
      <style:table-cell-properties fo:border="thin solid #000000" fo:background-color="#FFFFFF"/>
    </style:style>
    <style:style style:name="ce8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30"/>
    <style:style style:name="ce8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9" style:family="table-cell" style:parent-style-name="Default" style:data-style-name="N4"/>
    <style:style style:name="ce90" style:family="table-cell" style:parent-style-name="Default" style:data-style-name="N40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8.06979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19.07645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4" table:default-cell-style-name="ce9"/>
        <table:table-column table:style-name="co10" table:default-cell-style-name="ce12"/>
        <table:table-column table:style-name="co10" table:number-columns-repeated="1010" table:default-cell-style-name="ce9"/>
        <table:table-column table:style-name="co11" table:number-columns-repeated="15360" table:default-cell-style-name="ce9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201" table:number-columns-spanned="2" table:number-rows-spanned="1" table:style-name="ce80">
            <text:p>62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1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82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1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3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84">
            <text:p>Código</text:p>
          </table:table-cell>
          <table:table-cell office:value-type="string" table:number-columns-spanned="1" table:number-rows-spanned="2" table:style-name="ce85">
            <text:p>Cuenta</text:p>
          </table:table-cell>
          <table:table-cell office:value-type="string" table:number-columns-spanned="1" table:number-rows-spanned="2" table:style-name="ce85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6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84">
            <text:p>Código</text:p>
          </table:table-cell>
          <table:table-cell office:value-type="string" table:number-columns-spanned="1" table:number-rows-spanned="2" table:style-name="ce85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10"/>
          <table:table-cell table:number-columns-repeated="16322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10"/>
          <table:table-cell table:number-columns-repeated="16323" table:style-name="ce9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4"/>
          <table:table-cell table:style-name="ce25"/>
          <table:table-cell table:style-name="ce26"/>
          <table:table-cell office:value-type="float" office:value="0" table:style-name="ce27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8">
            <text:p>2-1-1-03-01-001</text:p>
          </table:table-cell>
          <table:table-cell office:value-type="string" table:style-name="ce29">
            <text:p><text:s text:c="6"/>PROVEEDORES LOCALES</text:p>
          </table:table-cell>
          <table:table-cell table:style-name="ce29"/>
          <table:table-cell office:value-type="float" office:value="0" table:style-name="ce30">
            <text:p><text:s/>-00<text:s/></text:p>
          </table:table-cell>
          <table:table-cell table:style-name="ce31"/>
          <table:table-cell table:style-name="ce23"/>
          <table:table-cell office:value-type="float" office:value="0" table:formula="of:=[.D12]-[.E12]+[.F12]" table:style-name="ce30">
            <text:p><text:s/>-00<text:s/></text:p>
          </table:table-cell>
          <table:table-cell office:value-type="string" table:style-name="ce28">
            <text:p>2-1-1-03-01-001</text:p>
          </table:table-cell>
          <table:table-cell office:value-type="string" table:style-name="ce29">
            <text:p><text:s text:c="6"/>PROVEEDORES LOCALES</text:p>
          </table:table-cell>
          <table:table-cell office:value-type="float" office:value="76.989999999999995" table:style-name="ce30">
            <text:p><text:s/>77<text:s/></text:p>
          </table:table-cell>
          <table:table-cell office:value-type="float" office:value="-76.989999999999995" table:formula="of:=[.G12]-[.J12]" table:style-name="ce32">
            <text:p><text:s/>-77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8">
            <text:p>2-1-1-03-02-001</text:p>
          </table:table-cell>
          <table:table-cell office:value-type="string" table:style-name="ce29">
            <text:p><text:s text:c="6"/>PROVEEDORES DEL EXTERIOR</text:p>
          </table:table-cell>
          <table:table-cell table:style-name="ce20"/>
          <table:table-cell office:value-type="float" office:value="3" table:style-name="ce30">
            <text:p><text:s/>3<text:s/></text:p>
          </table:table-cell>
          <table:table-cell table:style-name="ce31"/>
          <table:table-cell table:style-name="ce23"/>
          <table:table-cell office:value-type="float" office:value="3" table:formula="of:=[.D13]-[.E13]+[.F13]" table:style-name="ce30">
            <text:p><text:s/>3<text:s/></text:p>
          </table:table-cell>
          <table:table-cell office:value-type="string" table:style-name="ce28">
            <text:p>2-1-1-03-02-001</text:p>
          </table:table-cell>
          <table:table-cell office:value-type="string" table:style-name="ce29">
            <text:p><text:s text:c="6"/>PROVEEDORES DEL EXTERIOR</text:p>
          </table:table-cell>
          <table:table-cell office:value-type="float" office:value="22824.93" table:style-name="ce30">
            <text:p><text:s/>22.825<text:s/></text:p>
          </table:table-cell>
          <table:table-cell office:value-type="float" office:value="-22821.93" table:formula="of:=[.G13]-[.J13]" table:style-name="ce32">
            <text:p><text:s/>-22.822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number-columns-repeated="2" table:style-name="ce33"/>
          <table:table-cell table:style-name="ce29"/>
          <table:table-cell table:style-name="ce30"/>
          <table:table-cell table:style-name="ce31"/>
          <table:table-cell table:style-name="ce23"/>
          <table:table-cell office:value-type="float" office:value="0" table:formula="of:=[.D14]-[.E14]+[.F14]" table:style-name="ce30">
            <text:p><text:s/>-00<text:s/></text:p>
          </table:table-cell>
          <table:table-cell table:style-name="ce34"/>
          <table:table-cell table:style-name="ce29"/>
          <table:table-cell table:style-name="ce30"/>
          <table:table-cell office:value-type="float" office:value="0" table:formula="of:=[.G14]-[.J14]" table:style-name="ce32">
            <text:p><text:s/>-00<text:s/></text:p>
          </table:table-cell>
          <table:table-cell table:style-name="ce35"/>
          <table:table-cell table:number-columns-repeated="49" table:style-name="ce8"/>
          <table:table-cell table:number-columns-repeated="16323" table:style-name="ce9"/>
        </table:table-row>
        <table:table-row table:style-name="ro2">
          <table:table-cell table:style-name="ce36"/>
          <table:table-cell office:value-type="string" table:style-name="ce20">
            <text:p>Otras Cuentas por Pagar</text:p>
          </table:table-cell>
          <table:table-cell table:style-name="ce20"/>
          <table:table-cell table:style-name="ce30"/>
          <table:table-cell table:number-columns-repeated="2" table:style-name="ce37"/>
          <table:table-cell office:value-type="float" office:value="0" table:formula="of:=[.D15]-[.E15]+[.F15]" table:style-name="ce30">
            <text:p><text:s/>-00<text:s/></text:p>
          </table:table-cell>
          <table:table-cell table:style-name="ce36"/>
          <table:table-cell office:value-type="string" table:style-name="ce20">
            <text:p>Otras Cuentas por Pagar</text:p>
          </table:table-cell>
          <table:table-cell table:style-name="ce30"/>
          <table:table-cell office:value-type="float" office:value="0" table:formula="of:=[.G15]-[.J15]" table:style-name="ce32">
            <text:p><text:s/>-00<text:s/></text:p>
          </table:table-cell>
          <table:table-cell table:style-name="ce8"/>
          <table:table-cell table:number-columns-repeated="49" table:style-name="ce35"/>
          <table:table-cell table:number-columns-repeated="16323" table:style-name="ce9"/>
        </table:table-row>
        <table:table-row table:style-name="ro2">
          <table:table-cell office:value-type="string" table:style-name="ce28">
            <text:p>2-1-1-07-01-001</text:p>
          </table:table-cell>
          <table:table-cell office:value-type="string" table:style-name="ce29">
            <text:p><text:s text:c="5"/>KATHERINE LAPENTTY</text:p>
          </table:table-cell>
          <table:table-cell table:style-name="ce29"/>
          <table:table-cell office:value-type="float" office:value="0" table:style-name="ce30">
            <text:p><text:s/>-00<text:s/></text:p>
          </table:table-cell>
          <table:table-cell table:style-name="ce38"/>
          <table:table-cell table:style-name="ce39"/>
          <table:table-cell office:value-type="float" office:value="0" table:formula="of:=[.D16]-[.E16]+[.F16]" table:style-name="ce30">
            <text:p><text:s/>-00<text:s/></text:p>
          </table:table-cell>
          <table:table-cell office:value-type="string" table:style-name="ce28">
            <text:p>2-1-1-07-01-001</text:p>
          </table:table-cell>
          <table:table-cell office:value-type="string" table:style-name="ce29">
            <text:p><text:s text:c="5"/>KATHERINE LAPENTTY</text:p>
          </table:table-cell>
          <table:table-cell office:value-type="float" office:value="0" table:style-name="ce30">
            <text:p><text:s/>-00<text:s/></text:p>
          </table:table-cell>
          <table:table-cell office:value-type="float" office:value="0" table:formula="of:=[.G16]-[.J16]" table:style-name="ce32">
            <text:p><text:s/>-0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style-name="ce40"/>
          <table:table-cell table:style-name="ce41"/>
          <table:table-cell table:style-name="ce20"/>
          <table:table-cell table:style-name="ce23"/>
          <table:table-cell table:style-name="ce38"/>
          <table:table-cell table:style-name="ce23"/>
          <table:table-cell office:value-type="float" office:value="0" table:formula="of:=[.D17]-[.E17]+[.F17]" table:style-name="ce23">
            <text:p>-<text:s/></text:p>
          </table:table-cell>
          <table:table-cell table:style-name="ce40"/>
          <table:table-cell table:style-name="ce41"/>
          <table:table-cell table:style-name="ce23"/>
          <table:table-cell office:value-type="float" office:value="0" table:formula="of:=[.G17]-[.J17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3"/>
          <table:table-cell table:style-name="ce29"/>
          <table:table-cell table:style-name="ce23"/>
          <table:table-cell table:style-name="ce38"/>
          <table:table-cell table:style-name="ce23"/>
          <table:table-cell office:value-type="float" office:value="0" table:formula="of:=[.D18]-[.E18]+[.F18]" table:style-name="ce23">
            <text:p>-<text:s/></text:p>
          </table:table-cell>
          <table:table-cell table:number-columns-repeated="2" table:style-name="ce42"/>
          <table:table-cell table:style-name="ce23"/>
          <table:table-cell office:value-type="float" office:value="0" table:formula="of:=[.G18]-[.J18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3"/>
          <table:table-cell table:style-name="ce20"/>
          <table:table-cell table:style-name="ce23"/>
          <table:table-cell table:style-name="ce31"/>
          <table:table-cell table:number-columns-repeated="2" table:style-name="ce23"/>
          <table:table-cell table:style-name="ce34"/>
          <table:table-cell table:style-name="ce43"/>
          <table:table-cell table:style-name="ce23"/>
          <table:table-cell office:value-type="float" office:value="0" table:formula="of:=[.G19]-[.J19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44"/>
          <table:table-cell table:style-name="ce45"/>
          <table:table-cell table:style-name="ce29"/>
          <table:table-cell table:number-columns-repeated="4" table:style-name="ce46"/>
          <table:table-cell table:number-columns-repeated="2" table:style-name="ce47"/>
          <table:table-cell table:style-name="ce46"/>
          <table:table-cell table:style-name="ce27"/>
          <table:table-cell table:number-columns-repeated="50" table:style-name="ce8"/>
          <table:table-cell table:number-columns-repeated="16323"/>
        </table:table-row>
        <table:table-row table:style-name="ro5">
          <table:table-cell table:style-name="ce48"/>
          <table:table-cell table:number-columns-repeated="2" table:style-name="ce49"/>
          <table:table-cell table:style-name="ce50"/>
          <table:table-cell table:style-name="ce51"/>
          <table:table-cell table:style-name="ce21"/>
          <table:table-cell table:style-name="ce52"/>
          <table:table-cell table:style-name="ce24"/>
          <table:table-cell table:style-name="ce53"/>
          <table:table-cell table:style-name="ce21"/>
          <table:table-cell table:style-name="ce54"/>
          <table:table-cell table:style-name="ce55"/>
          <table:table-cell table:number-columns-repeated="49" table:style-name="ce8"/>
          <table:table-cell table:number-columns-repeated="16323"/>
        </table:table-row>
        <table:table-row table:style-name="ro6">
          <table:table-cell table:style-name="ce56"/>
          <table:table-cell office:value-type="string" table:style-name="ce57">
            <text:p>Total</text:p>
          </table:table-cell>
          <table:table-cell table:style-name="ce57"/>
          <table:table-cell office:value-type="float" office:value="3" table:formula="of:=SUM([.D11:.D19])" table:style-name="ce58">
            <text:p><text:s/>3<text:s/></text:p>
          </table:table-cell>
          <table:table-cell office:value-type="float" office:value="0" table:formula="of:=SUM([.E11:.E19])" table:style-name="ce59">
            <text:p>-<text:s/></text:p>
          </table:table-cell>
          <table:table-cell office:value-type="float" office:value="0" table:formula="of:=SUM([.F11:.F19])" table:style-name="ce59">
            <text:p>-<text:s/></text:p>
          </table:table-cell>
          <table:table-cell office:value-type="float" office:value="3" table:formula="of:=SUM([.G11:.G19])" table:style-name="ce58">
            <text:p><text:s/>3<text:s/></text:p>
          </table:table-cell>
          <table:table-cell table:number-columns-repeated="2" table:style-name="ce56"/>
          <table:table-cell office:value-type="float" office:value="22901.920000000002" table:formula="of:=SUM([.J11:.J19])" table:style-name="ce58">
            <text:p><text:s/>22.902<text:s/></text:p>
          </table:table-cell>
          <table:table-cell office:value-type="float" office:value="-22898.920000000002" table:formula="of:=SUM([.K11:.K19])" table:style-name="ce60">
            <text:p><text:s/>-22.899<text:s/></text:p>
          </table:table-cell>
          <table:table-cell table:style-name="ce12"/>
          <table:table-cell table:number-columns-repeated="16372" table:style-name="ce5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9"/>
          <table:table-cell table:number-columns-repeated="2" table:style-name="ce61"/>
          <table:table-cell office:value-type="string" table:style-name="ce62">
            <text:p>Saldo al</text:p>
          </table:table-cell>
          <table:table-cell office:value-type="string" table:style-name="ce63">
            <text:p>Saldo al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4">
            <text:p>Nota a los estados financieros:</text:p>
          </table:table-cell>
          <table:table-cell table:style-name="ce64"/>
          <table:table-cell office:value-type="date" office:date-value="2020-12-31T00:00:00" table:style-name="ce65">
            <text:p>31/12/2020</text:p>
          </table:table-cell>
          <table:table-cell office:value-type="date" office:date-value="2019-12-31T00:00:00" table:style-name="ce66">
            <text:p>31/12/2019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7"/>
          <table:table-cell table:style-name="ce68"/>
          <table:table-cell table:style-name="ce69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7">
            <text:p>Proveedores del exterior</text:p>
          </table:table-cell>
          <table:table-cell table:style-name="ce67"/>
          <table:table-cell office:value-type="float" office:value="3" table:formula="of:=[.G13]" table:style-name="ce30">
            <text:p><text:s/>3<text:s/></text:p>
          </table:table-cell>
          <table:table-cell office:value-type="float" office:value="22824.93" table:formula="of:=[.J13]" table:style-name="ce30">
            <text:p><text:s/>22.825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7">
            <text:p>Proveedores locales</text:p>
          </table:table-cell>
          <table:table-cell table:style-name="ce67"/>
          <table:table-cell office:value-type="float" office:value="0" table:formula="of:=[.G12]" table:style-name="ce30">
            <text:p><text:s/>-00<text:s/></text:p>
          </table:table-cell>
          <table:table-cell office:value-type="float" office:value="76.989999999999995" table:formula="of:=[.J12]" table:style-name="ce30">
            <text:p><text:s/>77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7">
            <text:p>Otras cuentas por pagar</text:p>
          </table:table-cell>
          <table:table-cell table:style-name="ce67"/>
          <table:table-cell office:value-type="float" office:value="0" table:formula="of:=SUM([.G16:.G17])" table:style-name="ce30">
            <text:p><text:s/>-00<text:s/></text:p>
          </table:table-cell>
          <table:table-cell office:value-type="float" office:value="0" table:formula="of:=SUM([.J16:.J17])" table:style-name="ce30">
            <text:p><text:s/>-00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7"/>
          <table:table-cell table:style-name="ce68"/>
          <table:table-cell table:style-name="ce70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71">
            <text:p>Total</text:p>
          </table:table-cell>
          <table:table-cell table:style-name="ce72"/>
          <table:table-cell office:value-type="float" office:value="3" table:formula="of:=+SUM([.D28:.D30])" table:style-name="ce58">
            <text:p><text:s/>3<text:s/></text:p>
          </table:table-cell>
          <table:table-cell office:value-type="float" office:value="22901.920000000002" table:formula="of:=+SUM([.E28:.E30])" table:style-name="ce58">
            <text:p><text:s/>22.902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3">
          <table:table-cell table:style-name="ce9"/>
          <table:table-cell table:number-columns-repeated="2" table:style-name="ce73"/>
          <table:table-cell table:style-name="ce74"/>
          <table:table-cell table:style-name="ce75"/>
          <table:table-cell table:number-columns-repeated="8" table:style-name="ce9"/>
          <table:table-cell table:style-name="ce12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76">
            <text:p>Fuente:</text:p>
          </table:table-cell>
          <table:table-cell table:number-columns-repeated="27" table:style-name="ce77"/>
          <table:table-cell table:number-columns-repeated="31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10">
            <text:p>Estados Financieros de la compañía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78">
            <text:p>Objetivo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10">
            <text:p>Obtener un detalle comparativo de los saldos entre periodos, esto con la finalidad de diseñar procedimientos de auditoría sobre los saldos de las cuentas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10">
            <text:p>Identificar las principales variaciones de los saldos.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2" table:style-name="ro3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78">
            <text:p>Observaciones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style-name="ro3">
          <table:table-cell office:value-type="string" table:style-name="ce79">
            <text:p>Conclusiones (A ser completado por el Auditor a cargo del compromiso):</text:p>
          </table:table-cell>
          <table:table-cell table:number-columns-repeated="58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23" table:style-name="ro3">
          <table:table-cell table:number-columns-repeated="59" table:style-name="ce10"/>
          <table:table-cell table:number-columns-repeated="6" table:style-name="ce9"/>
          <table:table-cell table:number-columns-repeated="16319" table:style-name="ce1"/>
        </table:table-row>
        <table:table-row table:number-rows-repeated="1048507" table:style-name="ro2">
          <table:table-cell table:number-columns-repeated="16384"/>
        </table:table-row>
      </table:table>
      <table:table table:name="Mayor_CXP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53" table:default-cell-style-name="ce1"/>
        <table:table-column table:style-name="co11" table:number-columns-repeated="16322" table:default-cell-style-name="ce1"/>
        <table:table-row table:style-name="ro7">
          <table:table-cell office:value-type="string" table:style-name="ce87">
            <text:p>2-1-1-03</text:p>
          </table:table-cell>
          <table:table-cell office:value-type="string" table:style-name="ce88">
            <text:p>CUENTAS POR <text:s/>PAGAR</text:p>
          </table:table-cell>
          <table:table-cell office:value-type="float" office:value="-23852.06" table:style-name="ce89">
            <text:p>-23.852,06</text:p>
          </table:table-cell>
          <table:table-cell table:number-columns-repeated="2" table:style-name="ce89"/>
          <table:table-cell table:number-columns-repeated="3" table:style-name="ce1"/>
          <table:table-cell table:number-columns-repeated="2" table:style-name="ce89"/>
          <table:table-cell table:number-columns-repeated="16374" table:style-name="ce1"/>
        </table:table-row>
        <table:table-row table:style-name="ro7">
          <table:table-cell office:value-type="string" table:style-name="ce87">
            <text:p>2-1-1-03-01</text:p>
          </table:table-cell>
          <table:table-cell office:value-type="string" table:style-name="ce88">
            <text:p>CUENTAS POR <text:s/>PAGAR LOCALES</text:p>
          </table:table-cell>
          <table:table-cell office:value-type="float" office:value="-1027.1300000000001" table:style-name="ce89">
            <text:p>-1.027,13</text:p>
          </table:table-cell>
          <table:table-cell table:number-columns-repeated="2" table:style-name="ce89"/>
          <table:table-cell table:number-columns-repeated="3" table:style-name="ce1"/>
          <table:table-cell table:number-columns-repeated="2" table:style-name="ce89"/>
          <table:table-cell table:number-columns-repeated="16374" table:style-name="ce1"/>
        </table:table-row>
        <table:table-row table:style-name="ro7">
          <table:table-cell office:value-type="string" table:style-name="ce87">
            <text:p>2-1-1-03-01-001</text:p>
          </table:table-cell>
          <table:table-cell office:value-type="string" table:style-name="ce88">
            <text:p>PROVEEDORES LOCALES</text:p>
          </table:table-cell>
          <table:table-cell office:value-type="float" office:value="-1027.1300000000001" table:style-name="ce89">
            <text:p>-1.027,13</text:p>
          </table:table-cell>
          <table:table-cell office:value-type="float" office:value="83050.75" table:style-name="ce89">
            <text:p>83.050,75</text:p>
          </table:table-cell>
          <table:table-cell office:value-type="float" office:value="82023.62" table:style-name="ce89">
            <text:p>82.023,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number-columns-repeated="6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number-columns-repeated="2" table:style-name="ce89"/>
          <table:table-cell table:number-columns-repeated="5" table:style-name="ce1"/>
          <table:table-cell table:style-name="ce90"/>
          <table:table-cell table:number-columns-repeated="16325"/>
        </table:table-row>
        <table:table-row table:style-name="ro3">
          <table:table-cell office:value-type="string" table:style-name="ce87">
            <text:p><text:s/>97.87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102" table:style-name="ce1">
            <text:p>166102</text:p>
          </table:table-cell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CK 96-0 MANUEL <text:s/>NOGALES Y <text:s/>:HONORARIO COMO INTERV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6,369.63</text:p>
          </table:table-cell>
          <table:table-cell office:value-type="float" office:value="6467.5" table:style-name="ce89">
            <text:p>6.467,50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6,292.63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602" table:style-name="ce1">
            <text:p>165602</text:p>
          </table:table-cell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CK 95-0 COMEXPORT S.A. :USO MONTACARGA TD019-18 2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4,079.25</text:p>
          </table:table-cell>
          <table:table-cell office:value-type="float" office:value="0" table:style-name="ce1">
            <text:p>0</text:p>
          </table:table-cell>
          <table:table-cell office:value-type="float" office:value="2213.38" table:style-name="ce89">
            <text:p>2.213,3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502" table:style-name="ce1">
            <text:p>165502</text:p>
          </table:table-cell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CK 93-0 LAPENTTY NEIRA ANA :COMISION POR VENTAS (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1,829.25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402" table:style-name="ce1">
            <text:p>165402</text:p>
          </table:table-cell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CK 94-0 LAPENTTY NEIRA ANA :SERVICIOS PROFESIONAL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870.75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89">
            <text:p>2.70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702" table:style-name="ce1">
            <text:p>1667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97-0 LAPENTTY NEIRA ANA :SERVICIOS PROFESIONAL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1,995.75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602" table:style-name="ce1">
            <text:p>1676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5-0 MANUEL <text:s/>NOGALES Y <text:s/>:HONORARIOS PROFESION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1,997.2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6-0 CONSOLIDADORA CALD :ALCANCE FACT #17521 V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2,079.75</text:p>
          </table:table-cell>
          <table:table-cell office:value-type="float" office:value="0" table:style-name="ce1">
            <text:p>0</text:p>
          </table:table-cell>
          <table:table-cell office:value-type="float" office:value="82.5" table:style-name="ce1">
            <text:p>82,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6-0 CONSOLIDADORA CALD :ACTUALIZACION DE CART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2,354.75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6-0 CONSOLIDADORA CALD :SERVICIO ACTUALIZACI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3,233.87</text:p>
          </table:table-cell>
          <table:table-cell office:value-type="float" office:value="0" table:style-name="ce1">
            <text:p>0</text:p>
          </table:table-cell>
          <table:table-cell office:value-type="float" office:value="879.12" table:style-name="ce1">
            <text:p>879,1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6-0 CONSOLIDADORA CALD :HANDLING/CONTG -GAST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5,993.87</text:p>
          </table:table-cell>
          <table:table-cell office:value-type="float" office:value="0" table:style-name="ce1">
            <text:p>0</text:p>
          </table:table-cell>
          <table:table-cell office:value-type="float" office:value="2760" table:style-name="ce89">
            <text:p>2.760,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002" table:style-name="ce1">
            <text:p>1670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99-0 LAPENTTY NEIRA ANA :ANTICIPO COMISIONES P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3,121.61</text:p>
          </table:table-cell>
          <table:table-cell office:value-type="float" office:value="9115.48" table:style-name="ce89">
            <text:p>9.115,48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2,248.12</text:p>
          </table:table-cell>
          <table:table-cell office:value-type="float" office:value="0" table:style-name="ce1">
            <text:p>0</text:p>
          </table:table-cell>
          <table:table-cell office:value-type="float" office:value="873.49" table:style-name="ce1">
            <text:p>873,49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302" table:style-name="ce1">
            <text:p>1673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3-0 COMEXPORT S.A. :SERVICIO DE DEPOSITO ADU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048.12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1-0 METROMODAL S.A. :IMPO CONVENCIONAL PTO. M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784.12</text:p>
          </table:table-cell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0-0 ROCALVI S.A. :SERVICIOS DE DESPACHOS DE 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016.38</text:p>
          </table:table-cell>
          <table:table-cell office:value-type="float" office:value="0" table:style-name="ce1">
            <text:p>0</text:p>
          </table:table-cell>
          <table:table-cell office:value-type="float" office:value="767.74" table:style-name="ce1">
            <text:p>767,7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CK 100-0 ROCALVI S.A. :REEMBOLSO ASIGNACION TURNO,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98.13</text:p>
          </table:table-cell>
          <table:table-cell office:value-type="float" office:value="0" table:style-name="ce1">
            <text:p>0</text:p>
          </table:table-cell>
          <table:table-cell office:value-type="float" office:value="118.25" table:style-name="ce1">
            <text:p>118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502" table:style-name="ce1">
            <text:p>168502</text:p>
          </table:table-cell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CK 108-0 COMEXPORT S.A. :SERVICIO DE ESTIBA INTER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98.13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98.1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CK 101-0 METROMODAL S.A. :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31.88</text:p>
          </table:table-cell>
          <table:table-cell office:value-type="float" office:value="0" table:style-name="ce1">
            <text:p>0</text:p>
          </table:table-cell>
          <table:table-cell office:value-type="float" office:value="66.25" table:style-name="ce1">
            <text:p>66,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702" table:style-name="ce1">
            <text:p>168702</text:p>
          </table:table-cell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CK 109-0 ZURICH SEGUROS ECU :POLIZA Nｰ TR-1016861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<text:s/>1,928.12</text:p>
          </table:table-cell>
          <table:table-cell office:value-type="float" office:value="0" table:style-name="ce1">
            <text:p>0</text:p>
          </table:table-cell>
          <table:table-cell office:value-type="float" office:value="2760" table:style-name="ce89">
            <text:p>2.760,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CK 107-0 LAPENTTY NEIRA ANA :ANTICIPO COMISIONES V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<text:s/>4,628.12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89">
            <text:p>2.700,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CK 107-0 LAPENTTY NEIRA ANA :SERVICIOS PROFESIONAL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127.26</text:p>
          </table:table-cell>
          <table:table-cell office:value-type="float" office:value="9755.3799999999992" table:style-name="ce89">
            <text:p>9.755,38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0,848.99</text:p>
          </table:table-cell>
          <table:table-cell office:value-type="float" office:value="5721.73" table:style-name="ce89">
            <text:p>5.721,73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9,723.9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902" table:style-name="ce1">
            <text:p>1689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0-0 MANUEL <text:s/>NOGALES Y <text:s/>:HONORARIOS COMO INTER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9,701.9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1-0 CONSOLIDADORA CALD :EMISION NUEVA FACTUR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9,526.99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1-0 CONSOLIDADORA CALD :THC/R PO # TD020-19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,786.99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89">
            <text:p>2.740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1-0 CONSOLIDADORA CALD :FLETE MARITIMO CONTE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4,440.26</text:p>
          </table:table-cell>
          <table:table-cell office:value-type="float" office:value="0" table:style-name="ce1">
            <text:p>0</text:p>
          </table:table-cell>
          <table:table-cell office:value-type="float" office:value="2346.73" table:style-name="ce89">
            <text:p>2.346,7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002" table:style-name="ce1">
            <text:p>1700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TR 4-0 LAPENTTY NEIRA ANA :COMSIONES POR VENTA TD0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190.26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802" table:style-name="ce1">
            <text:p>1698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TR 3-0 LAPENTTY NEIRA ANA :SERVICIOS PROFESIONALE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994.26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302" table:style-name="ce1">
            <text:p>1693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4-0 METROMODAL S.A. :PTO. MARITIMO KM 25 VI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736.63</text:p>
          </table:table-cell>
          <table:table-cell office:value-type="float" office:value="0" table:style-name="ce1">
            <text:p>0</text:p>
          </table:table-cell>
          <table:table-cell office:value-type="float" office:value="257.63" table:style-name="ce1">
            <text:p>257,6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202" table:style-name="ce1">
            <text:p>1692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5-0 ZURICH SEGUROS ECU :NUMERO POLIZA: 101686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500.13</text:p>
          </table:table-cell>
          <table:table-cell office:value-type="float" office:value="0" table:style-name="ce1">
            <text:p>0</text:p>
          </table:table-cell>
          <table:table-cell office:value-type="float" office:value="236.5" table:style-name="ce1">
            <text:p>236,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102" table:style-name="ce1">
            <text:p>1691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3-0 COMEXPORT S.A. :SERVICIO DE ESTIBA INTER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225.13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2-0 ROCALVI S.A. :SERVICIOS DE DESPACHO DE AD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950.13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CK 112-0 ROCALVI S.A. :SERVICIO DE DESPACHO DE ADU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259.13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34.13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90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,982.05</text:p>
          </table:table-cell>
          <table:table-cell office:value-type="float" office:value="6847.92" table:style-name="ce89">
            <text:p>6.847,92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90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4,732.05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90">
            <text:p>31/05/2020</text:p>
          </table:table-cell>
          <table:table-cell office:value-type="string" table:style-name="ce1">
            <text:p>CK 116-0 LAPENTTY NEIRA ANA :SERVICIOS PROFESIONAL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384.13</text:p>
          </table:table-cell>
          <table:table-cell office:value-type="float" office:value="0" table:style-name="ce1">
            <text:p>0</text:p>
          </table:table-cell>
          <table:table-cell office:value-type="float" office:value="2347.92" table:style-name="ce89">
            <text:p>2.347,9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90">
            <text:p>31/05/2020</text:p>
          </table:table-cell>
          <table:table-cell office:value-type="string" table:style-name="ce1">
            <text:p>CK 116-0 LAPENTTY NEIRA ANA :COMISION POR VENTAS T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192.75</text:p>
          </table:table-cell>
          <table:table-cell office:value-type="float" office:value="2808.62" table:style-name="ce89">
            <text:p>2.808,62</text:p>
          </table:table-cell>
          <table:table-cell office:value-type="float" office:value="0" table:style-name="ce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690.63</text:p>
          </table:table-cell>
          <table:table-cell office:value-type="float" office:value="497.88" table:style-name="ce1">
            <text:p>497,88</text:p>
          </table:table-cell>
          <table:table-cell office:value-type="float" office:value="0" table:style-name="ce1">
            <text:p>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865.6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867.6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3,617.63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902" table:style-name="ce1">
            <text:p>172902</text:p>
          </table:table-cell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TR 7-0 LAPENTTY NEIRA ANA :SERVICIOS PROFESIONALE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041.63</text:p>
          </table:table-cell>
          <table:table-cell office:value-type="float" office:value="0" table:style-name="ce1">
            <text:p>0</text:p>
          </table:table-cell>
          <table:table-cell office:value-type="float" office:value="2576" table:style-name="ce89">
            <text:p>2.576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802" table:style-name="ce1">
            <text:p>172802</text:p>
          </table:table-cell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TR 6-0 LAPENTTY NEIRA ANA :ANTICIPO COMISIONES POR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<text:s/>83.37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302" table:style-name="ce1">
            <text:p>170302</text:p>
          </table:table-cell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TR 5-0 MANUEL <text:s/>NOGALES Y <text:s/>:HONORARIOS COMO INTERV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864.25</text:p>
          </table:table-cell>
          <table:table-cell office:value-type="float" office:value="7947.62" table:style-name="ce89">
            <text:p>7.947,62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664.2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0,061.68</text:p>
          </table:table-cell>
          <table:table-cell office:value-type="float" office:value="12397.43" table:style-name="ce89">
            <text:p>12.397,43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0,059.6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0,081.14</text:p>
          </table:table-cell>
          <table:table-cell office:value-type="float" office:value="21.46" table:style-name="ce1">
            <text:p>21,46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9,207.09</text:p>
          </table:table-cell>
          <table:table-cell office:value-type="float" office:value="0" table:style-name="ce1">
            <text:p>0</text:p>
          </table:table-cell>
          <table:table-cell office:value-type="float" office:value="874.05" table:style-name="ce1">
            <text:p>874,05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8,082.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902" table:style-name="ce1">
            <text:p>1779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6-0 MANUEL <text:s/>NOGALES Y <text:s/>:HONORARIO COMO INTERV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5,782.09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9">
            <text:p>2.30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8-0 LAPENTTY NEIRA ANA :SERVICIOS PROFESIONALE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3,664.53</text:p>
          </table:table-cell>
          <table:table-cell office:value-type="float" office:value="0" table:style-name="ce1">
            <text:p>0</text:p>
          </table:table-cell>
          <table:table-cell office:value-type="float" office:value="2117.56" table:style-name="ce89">
            <text:p>2.117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8-0 LAPENTTY NEIRA ANA :COMISION POR VENTAS (TD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1,364.53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9">
            <text:p>2.30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602" table:style-name="ce1">
            <text:p>1736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9-0 LAPENTTY NEIRA ANA :SERVICIOS PROFESIONALE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1,166.53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102" table:style-name="ce1">
            <text:p>1771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2-0 METROMODAL S.A. :IMPORT. CONVENCIONAL PT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0,904.33</text:p>
          </table:table-cell>
          <table:table-cell office:value-type="float" office:value="0" table:style-name="ce1">
            <text:p>0</text:p>
          </table:table-cell>
          <table:table-cell office:value-type="float" office:value="262.2" table:style-name="ce1">
            <text:p>262,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202" table:style-name="ce1">
            <text:p>1772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0-0 ROCALVI S.A. :SERVICIOS DESPACHOS DE ADUA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0,595.33</text:p>
          </table:table-cell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1-0 ZURICH SEGUROS ECU :PﾓLIZA DE SEGURO DE TR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0,345.77</text:p>
          </table:table-cell>
          <table:table-cell office:value-type="float" office:value="0" table:style-name="ce1">
            <text:p>0</text:p>
          </table:table-cell>
          <table:table-cell office:value-type="float" office:value="249.56" table:style-name="ce1">
            <text:p>249,56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1-0 ZURICH SEGUROS ECU :POLIZA SEGURO RAMO TR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,465.7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9">
            <text:p>1.880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3-0 CONSOLIDADORA CALD :FLETE MARITIMO/REEMBOL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,290.7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3-0 CONSOLIDADORA CALD :THC/R PO TD021-20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438.18</text:p>
          </table:table-cell>
          <table:table-cell office:value-type="float" office:value="0" table:style-name="ce1">
            <text:p>0</text:p>
          </table:table-cell>
          <table:table-cell office:value-type="float" office:value="852.59" table:style-name="ce1">
            <text:p>852,5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3-0 CONSOLIDADORA CALD :SERVICIOS OPERATIVOS-G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416.33</text:p>
          </table:table-cell>
          <table:table-cell office:value-type="float" office:value="0" table:style-name="ce1">
            <text:p>0</text:p>
          </table:table-cell>
          <table:table-cell office:value-type="float" office:value="21.85" table:style-name="ce1">
            <text:p>21,8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3-0 CONSOLIDADORA CALD :EMISION DE NUEVA FACTU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268.84</text:p>
          </table:table-cell>
          <table:table-cell office:value-type="float" office:value="0" table:style-name="ce1">
            <text:p>0</text:p>
          </table:table-cell>
          <table:table-cell office:value-type="float" office:value="147.49" table:style-name="ce1">
            <text:p>147,4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4-0 COMEXPORT S.A. :SERVICIO DE CUSTODIA TD021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,982.06</text:p>
          </table:table-cell>
          <table:table-cell office:value-type="float" office:value="0" table:style-name="ce1">
            <text:p>0</text:p>
          </table:table-cell>
          <table:table-cell office:value-type="float" office:value="286.77999999999997" table:style-name="ce1">
            <text:p>286,78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4-0 COMEXPORT S.A. :ALMACENAMIENTO SIMPLE-US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857.0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802" table:style-name="ce1">
            <text:p>177802</text:p>
          </table:table-cell>
          <table:table-cell office:value-type="date" office:date-value="2020-07-31T00:00:00" table:style-name="ce90">
            <text:p>31/07/2020</text:p>
          </table:table-cell>
          <table:table-cell office:value-type="string" table:style-name="ce1">
            <text:p>TR 15-0 MANUEL <text:s/>NOGALES Y <text:s/>:HONORARIOS COMO INTERV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788.78</text:p>
          </table:table-cell>
          <table:table-cell office:value-type="float" office:value="0" table:style-name="ce1">
            <text:p>0</text:p>
          </table:table-cell>
          <table:table-cell office:value-type="float" office:value="68.28" table:style-name="ce1">
            <text:p>68,2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4,860.16</text:p>
          </table:table-cell>
          <table:table-cell office:value-type="float" office:value="0" table:style-name="ce1">
            <text:p>0</text:p>
          </table:table-cell>
          <table:table-cell office:value-type="float" office:value="928.62" table:style-name="ce1">
            <text:p>928,6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202" table:style-name="ce1">
            <text:p>1782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19-0 KRESTON AUDIT SERV :SERVICIO DE AUDITORI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560.16</text:p>
          </table:table-cell>
          <table:table-cell office:value-type="float" office:value="0" table:style-name="ce1">
            <text:p>0</text:p>
          </table:table-cell>
          <table:table-cell office:value-type="float" office:value="2300" table:style-name="ce89">
            <text:p>2.30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102" table:style-name="ce1">
            <text:p>1781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18-0 LAPENTTY NEIRA ANA :COMISION POR VENTAS (T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310.16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002" table:style-name="ce1">
            <text:p>1780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17-0 LAPENTTY NEIRA ANA :SERVICIOS PROFESIONAL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56.90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527.49</text:p>
          </table:table-cell>
          <table:table-cell office:value-type="float" office:value="7270.59" table:style-name="ce89">
            <text:p>7.270,59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308.99</text:p>
          </table:table-cell>
          <table:table-cell office:value-type="float" office:value="0" table:style-name="ce1">
            <text:p>0</text:p>
          </table:table-cell>
          <table:table-cell office:value-type="float" office:value="218.5" table:style-name="ce1">
            <text:p>218,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20-0 COMEXPORT S.A. :ALMACENAMIENTO SIMPLE PO #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255.73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,130.73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502" table:style-name="ce1">
            <text:p>183502</text:p>
          </table:table-cell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TR 21-0 MANUEL <text:s/>NOGALES Y <text:s/>:F# 931 HONORARIOS COM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604.41</text:p>
          </table:table-cell>
          <table:table-cell office:value-type="float" office:value="0" table:style-name="ce1">
            <text:p>0</text:p>
          </table:table-cell>
          <table:table-cell office:value-type="float" office:value="526.32000000000005" table:style-name="ce1">
            <text:p>526,3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5-0 ROCALVI S.A. :REEMBOLSO ASIGNACION DE TUR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,106.53</text:p>
          </table:table-cell>
          <table:table-cell office:value-type="float" office:value="0" table:style-name="ce1">
            <text:p>0</text:p>
          </table:table-cell>
          <table:table-cell office:value-type="float" office:value="497.88" table:style-name="ce1">
            <text:p>497,8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5-0 ROCALVI S.A. :ROCALVI - F# 39947 REEMBOLS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4,908.53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102" table:style-name="ce1">
            <text:p>1841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3-0 METROMODAL S.A. :IMPO CONVENCIONAL PTO MAR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658.53</text:p>
          </table:table-cell>
          <table:table-cell office:value-type="float" office:value="0" table:style-name="ce1">
            <text:p>0</text:p>
          </table:table-cell>
          <table:table-cell office:value-type="float" office:value="2250" table:style-name="ce89">
            <text:p>2.250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002" table:style-name="ce1">
            <text:p>1840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4-0 LAPENTTY NEIRA ANA :LAPENTTY NEIRA ANA KAT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636.92</text:p>
          </table:table-cell>
          <table:table-cell office:value-type="float" office:value="0" table:style-name="ce1">
            <text:p>0</text:p>
          </table:table-cell>
          <table:table-cell office:value-type="float" office:value="21.61" table:style-name="ce1">
            <text:p>21,6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602" table:style-name="ce1">
            <text:p>1846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9-0 HENK CENTENO FREDD :HENK CENTENO FREDDY F#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,945.47</text:p>
          </table:table-cell>
          <table:table-cell office:value-type="float" office:value="6308.55" table:style-name="ce89">
            <text:p>6.308,55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8,683.27</text:p>
          </table:table-cell>
          <table:table-cell office:value-type="float" office:value="0" table:style-name="ce1">
            <text:p>0</text:p>
          </table:table-cell>
          <table:table-cell office:value-type="float" office:value="262.2" table:style-name="ce1">
            <text:p>262,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5-0 ROCALVI S.A. :SERVICIOS DE DESPACHOS DE AD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733.13</text:p>
          </table:table-cell>
          <table:table-cell office:value-type="float" office:value="0" table:style-name="ce1">
            <text:p>0</text:p>
          </table:table-cell>
          <table:table-cell office:value-type="float" office:value="950.14" table:style-name="ce1">
            <text:p>950,14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Diario #1076: Reclasificaci Registro Contable Cuentas por Pagar Proveedores Locales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,733.14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6,608.14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702" table:style-name="ce1">
            <text:p>1847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30-0 MANUEL <text:s/>NOGALES Y <text:s/>:MANUEL NOGALES F# 943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4,356.07</text:p>
          </table:table-cell>
          <table:table-cell office:value-type="float" office:value="0" table:style-name="ce1">
            <text:p>0</text:p>
          </table:table-cell>
          <table:table-cell office:value-type="float" office:value="2252.0700000000002" table:style-name="ce89">
            <text:p>2.252,0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502" table:style-name="ce1">
            <text:p>1845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8-0 LAPENTTY NEIRA ANA :LAPENTTY NEIRA ANA KAT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336.07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89">
            <text:p>2.020,0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6-0 CONSOLIDADORA CALD :FLETE MARITIMO CONTENE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,161.0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6-0 CONSOLIDADORA CALD :THC/R TD022-20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268.94</text:p>
          </table:table-cell>
          <table:table-cell office:value-type="float" office:value="0" table:style-name="ce1">
            <text:p>0</text:p>
          </table:table-cell>
          <table:table-cell office:value-type="float" office:value="892.13" table:style-name="ce1">
            <text:p>892,1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6-0 CONSOLIDADORA CALD :SERVICIO OPERATIVO-MAN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,215.68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7-0 COMEXPORT S.A. :SERVICIO ESTIBA INTERNO -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781.41</text:p>
          </table:table-cell>
          <table:table-cell office:value-type="float" office:value="0" table:style-name="ce1">
            <text:p>0</text:p>
          </table:table-cell>
          <table:table-cell office:value-type="float" office:value="434.27" table:style-name="ce1">
            <text:p>434,2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7-0 COMEXPORT S.A. :ALMAC. SIMPLE- SERV. ETIBA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728.15</text:p>
          </table:table-cell>
          <table:table-cell office:value-type="float" office:value="0" table:style-name="ce1">
            <text:p>0</text:p>
          </table:table-cell>
          <table:table-cell office:value-type="float" office:value="53.26" table:style-name="ce1">
            <text:p>53,2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7-0 COMEXPORT S.A. :SERVICIO DE ESTIBA INTERNO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659.87</text:p>
          </table:table-cell>
          <table:table-cell office:value-type="float" office:value="0" table:style-name="ce1">
            <text:p>0</text:p>
          </table:table-cell>
          <table:table-cell office:value-type="float" office:value="68.28" table:style-name="ce1">
            <text:p>68,28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TR 27-0 COMEXPORT S.A. :F# 27052 SERVICIO DE ESTIB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6,837.32</text:p>
          </table:table-cell>
          <table:table-cell office:value-type="float" office:value="6177.45" table:style-name="ce89">
            <text:p>6.177,45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4,124.87</text:p>
          </table:table-cell>
          <table:table-cell office:value-type="float" office:value="0" table:style-name="ce1">
            <text:p>0</text:p>
          </table:table-cell>
          <table:table-cell office:value-type="float" office:value="2712.45" table:style-name="ce89">
            <text:p>2.712,4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902" table:style-name="ce1">
            <text:p>185902</text:p>
          </table:table-cell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TR 34-0 LAPENTTY NEIRA ANA :LAPENTTY KATHERINE F#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1,784.87</text:p>
          </table:table-cell>
          <table:table-cell office:value-type="float" office:value="0" table:style-name="ce1">
            <text:p>0</text:p>
          </table:table-cell>
          <table:table-cell office:value-type="float" office:value="2340" table:style-name="ce89">
            <text:p>2.340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802" table:style-name="ce1">
            <text:p>185802</text:p>
          </table:table-cell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TR 33-0 LAPENTTY NEIRA ANA :LAPENTTY KATHERINE F#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1,125.00</text:p>
          </table:table-cell>
          <table:table-cell office:value-type="float" office:value="0" table:style-name="ce1">
            <text:p>0</text:p>
          </table:table-cell>
          <table:table-cell office:value-type="float" office:value="659.87" table:style-name="ce1">
            <text:p>659,8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702" table:style-name="ce1">
            <text:p>185702</text:p>
          </table:table-cell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TR 32-0 ZURICH SEGUROS ECU :ZURICH SEGUROS F# 2807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9">
            <text:p>1.125,0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102" table:style-name="ce1">
            <text:p>186102</text:p>
          </table:table-cell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TR 36-0 MANUEL <text:s/>NOGALES Y <text:s/>:MANUEL NOGALES F# 953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7">
          <table:table-cell office:value-type="string" table:style-name="ce87">
            <text:p>2-1-1-03-02</text:p>
          </table:table-cell>
          <table:table-cell office:value-type="string" table:style-name="ce88">
            <text:p>CUENTAS POR <text:s/>PAGAR EXTERIOR</text:p>
          </table:table-cell>
          <table:table-cell office:value-type="float" office:value="-22824.93" table:style-name="ce89">
            <text:p>-22.824,93</text:p>
          </table:table-cell>
          <table:table-cell table:number-columns-repeated="2" table:style-name="ce89"/>
          <table:table-cell table:number-columns-repeated="3" table:style-name="ce1"/>
          <table:table-cell table:number-columns-repeated="2" table:style-name="ce89"/>
          <table:table-cell table:number-columns-repeated="16374" table:style-name="ce1"/>
        </table:table-row>
        <table:table-row table:style-name="ro7">
          <table:table-cell office:value-type="string" table:style-name="ce87">
            <text:p>2-1-1-03-02-001</text:p>
          </table:table-cell>
          <table:table-cell office:value-type="string" table:style-name="ce88">
            <text:p>PROVEEDORES DEL EXTERIOR</text:p>
          </table:table-cell>
          <table:table-cell office:value-type="float" office:value="-22824.93" table:style-name="ce89">
            <text:p>-22.824,93</text:p>
          </table:table-cell>
          <table:table-cell office:value-type="float" office:value="285915.23" table:style-name="ce89">
            <text:p>285.915,23</text:p>
          </table:table-cell>
          <table:table-cell office:value-type="float" office:value="263087.3" table:style-name="ce89">
            <text:p>263.087,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style-name="ce89"/>
          <table:table-cell table:style-name="ce1"/>
          <table:table-cell table:style-name="ce89"/>
          <table:table-cell table:number-columns-repeated="4" table:style-name="ce1"/>
          <table:table-cell table:style-name="ce90"/>
          <table:table-cell table:style-name="ce1"/>
          <table:table-cell table:number-columns-repeated="2" table:style-name="ce89"/>
          <table:table-cell table:number-columns-repeated="16322"/>
        </table:table-row>
        <table:table-row table:style-name="ro3">
          <table:table-cell office:value-type="string" table:style-name="ce87">
            <text:p><text:s/>.80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89">
            <text:p>22.825,73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90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6,853.3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9">
            <text:p>6.852,5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90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13,705.8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9">
            <text:p>6.852,5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90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54,819.20</text:p>
          </table:table-cell>
          <table:table-cell office:value-type="float" office:value="68525" table:style-name="ce89">
            <text:p>68.525,00</text:p>
          </table:table-cell>
          <table:table-cell office:value-type="float" office:value="0" table:style-name="ce1">
            <text:p>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13,704.20</text:p>
          </table:table-cell>
          <table:table-cell office:value-type="float" office:value="0" table:style-name="ce1">
            <text:p>0</text:p>
          </table:table-cell>
          <table:table-cell office:value-type="float" office:value="41115" table:style-name="ce89">
            <text:p>41.115,0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90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<text:s/>.80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9">
            <text:p>13.705,0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90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 table:style-name="ce1"/>
        </table:table-row>
        <table:table-row table:style-name="ro3">
          <table:table-cell office:value-type="string" table:style-name="ce87">
            <text:p>-54,633.00</text:p>
          </table:table-cell>
          <table:table-cell office:value-type="float" office:value="54633.8" table:style-name="ce89">
            <text:p>54.633,80</text:p>
          </table:table-cell>
          <table:table-cell office:value-type="float" office:value="0" table:style-name="ce1">
            <text:p>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90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54,633.80</text:p>
          </table:table-cell>
          <table:table-cell office:value-type="float" office:value="0.8" table:style-name="ce1">
            <text:p>0,8</text:p>
          </table:table-cell>
          <table:table-cell office:value-type="float" office:value="0" table:style-name="ce1">
            <text:p>0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90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94,561.50</text:p>
          </table:table-cell>
          <table:table-cell office:value-type="float" office:value="139927.70000000001" table:style-name="ce89">
            <text:p>139.927,70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166,575.96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9">
            <text:p>27.985,54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96,612.11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89">
            <text:p>69.963,85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38,912.30</text:p>
          </table:table-cell>
          <table:table-cell office:value-type="float" office:value="0" table:style-name="ce1">
            <text:p>0</text:p>
          </table:table-cell>
          <table:table-cell office:value-type="float" office:value="57699.81" table:style-name="ce89">
            <text:p>57.699,81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-27,982.54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89">
            <text:p>10.929,76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90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style-name="ro3">
          <table:table-cell office:value-type="string" table:style-name="ce87">
            <text:p><text:s/>3.00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9">
            <text:p>27.985,5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002" table:style-name="ce1">
            <text:p>186002</text:p>
          </table:table-cell>
          <table:table-cell office:value-type="date" office:date-value="2020-10-31T00:00:00" table:style-name="ce90">
            <text:p>31/10/2020</text:p>
          </table:table-cell>
          <table:table-cell office:value-type="string" table:style-name="ce1">
            <text:p>TR 35-0 EVEREXCEED CORPORA :EVEREXCEED F# EED-2007</text:p>
          </table:table-cell>
          <table:table-cell table:number-columns-repeated="2" table:style-name="ce1"/>
          <table:table-cell table:number-columns-repeated="2" table:style-name="ce89"/>
          <table:table-cell table:number-columns-repeated="16371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104845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Carlos Almeida</dc:creator>
    <meta:creation-date>2020-10-19T12:23:50Z</meta:creation-date>
    <dc:date>2021-03-02T19:13:52Z</dc:date>
    <meta:editing-cycles>9</meta:editing-cycles>
    <meta:editing-duration>PT2725S</meta:editing-duration>
  </office:meta>
</office:document-meta>
</file>